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sitNode.getModul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getParent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sitNode.markEvicted( EvictionData evictio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VisitNode( ResolveData data , IvyNode node , VisitNode parent , String rootModuleConf , String parent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getRoot( VisitNode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isitNode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getRequestedCon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getRealConfs(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isParentConfTransit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sitNode.getConfiguration(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traverseChild( String parentConf , IvyNode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sitNode.setParentConf( String parent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setRequestedConf( String requested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updateConfsToFetch( Collection con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getDependency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getResolve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getResolvedRevisions( ModuleId 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getParentCon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computeRoo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isitNode.isEvi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isConfRequiredByMergedUsageOnly(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getReal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sitNode.get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sitNode.getRequiredConfigurations( VisitNode in , String in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hasProbl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traverse( VisitNode parent , String parentConf , IvyNode node , IvyNodeUsage u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sitNode.compute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isitNode.markEvicted( VisitNode parent , ConflictManager conflictMgr , Collection sel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loadData( String conf , boolean shouldBePubli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isitNode.getEvicted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isCircula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isitNode.toMrids( Collection path , ModuleRevisionId la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isitNode.getU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getEvictionDataInRoot( String rootModuleConf , VisitNode ances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getDependencies( String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isitNode.useRealN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sitNode.getRequired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getEvictedRevisions( ModuleId modul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VisitNode( ResolveData data , IvyNode node , VisitNode parent , String rootModuleConf , String parentConf , IvyNodeUsage u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isitNode.isTransiti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sitNode.gotoNode( IvyNode nod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isitNode.getRootModuleCon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Node.getConfsToFe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